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1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4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5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3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4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5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11pt" style:font-size-asian="11pt" style:font-size-complex="11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style-name="Italic" style:font-family-generic="roman" style:font-pitch="variable" fo:font-size="12pt" fo:language="en" fo:country="US" style:font-size-asian="12pt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font-family="'Times New Roman'" style:font-style-name="Italic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'Times New Roman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35cm" svg:height="0.762cm" svg:x="7.485cm" svg:y="1.735cm">
          <text:p text:style-name="P1"><text:span text:style-name="T1">Users / </text:span><text:span text:style-name="T2">Developers </text:span><text:span text:style-name="T1">/ Applications</text:span></text:p>
        </draw:rect>
        <draw:rect draw:style-name="gr2" draw:text-style-name="P3" xml:id="id2" draw:id="id2" draw:layer="layout" svg:width="3.175cm" svg:height="0.762cm" svg:x="5.064cm" svg:y="4.229cm">
          <text:p text:style-name="P1"><text:span text:style-name="T3">Plugin manager</text:span></text:p>
        </draw:rect>
        <draw:rect draw:style-name="gr2" draw:text-style-name="P3" xml:id="id3" draw:id="id3" draw:layer="layout" svg:width="4.318cm" svg:height="0.762cm" svg:x="11.822cm" svg:y="4.229cm">
          <text:p text:style-name="P1"><text:span text:style-name="T3">Listener / Balancer</text:span></text:p>
        </draw:rect>
        <draw:rect draw:style-name="gr2" draw:text-style-name="P3" xml:id="id5" draw:id="id5" draw:layer="layout" svg:width="3.175cm" svg:height="0.762cm" svg:x="6.161cm" svg:y="6.142cm">
          <text:p text:style-name="P1"><text:span text:style-name="T3">Evaluator</text:span></text:p>
        </draw:rect>
        <draw:rect draw:style-name="gr2" draw:text-style-name="P3" xml:id="id4" draw:id="id4" draw:layer="layout" svg:width="4.318cm" svg:height="0.762cm" svg:x="11.827cm" svg:y="6.142cm">
          <text:p text:style-name="P1"><text:span text:style-name="T3">Recommender</text:span></text:p>
        </draw:rect>
        <draw:connector draw:style-name="gr3" draw:text-style-name="P4" draw:layer="layout" draw:type="line" svg:x1="10.66cm" svg:y1="2.497cm" svg:x2="6.651cm" svg:y2="4.229cm" draw:start-shape="id1" draw:start-glue-point="2" draw:end-shape="id2" draw:end-glue-point="0" svg:d="M10660 2497l-4009 1732">
          <text:p/>
        </draw:connector>
        <draw:frame draw:style-name="gr4" draw:text-style-name="P5" draw:layer="layout" svg:width="3.11cm" svg:height="0.611cm" svg:x="5.572cm" svg:y="2.959cm">
          <draw:text-box>
            <text:p><text:span text:style-name="T4">plug new algorithms</text:span></text:p>
          </draw:text-box>
        </draw:frame>
        <draw:connector draw:style-name="gr5" draw:text-style-name="P1" draw:layer="layout" draw:type="line" svg:x1="10.66cm" svg:y1="2.497cm" svg:x2="13.981cm" svg:y2="4.229cm" draw:start-shape="id1" draw:start-glue-point="2" draw:end-shape="id3" draw:end-glue-point="0" svg:d="M10660 2497l3321 1732">
          <text:p/>
        </draw:connector>
        <draw:connector draw:style-name="gr3" draw:text-style-name="P1" draw:layer="layout" draw:type="line" svg:x1="13.981cm" svg:y1="4.991cm" svg:x2="13.986cm" svg:y2="6.142cm" draw:start-shape="id3" draw:start-glue-point="2" draw:end-shape="id4" draw:end-glue-point="0" svg:d="M13981 4991l5 1151">
          <text:p/>
        </draw:connector>
        <draw:rect draw:style-name="gr2" draw:text-style-name="P3" xml:id="id6" draw:id="id6" draw:layer="layout" svg:width="3.175cm" svg:height="0.762cm" svg:x="5.064cm" svg:y="8.555cm">
          <text:p text:style-name="P1"><text:span text:style-name="T3">Algorithm</text:span></text:p>
        </draw:rect>
        <draw:connector draw:style-name="gr3" draw:text-style-name="P1" draw:layer="layout" draw:type="line" svg:x1="7.748cm" svg:y1="6.904cm" svg:x2="6.651cm" svg:y2="8.555cm" draw:start-shape="id5" draw:start-glue-point="2" draw:end-shape="id6" draw:end-glue-point="0" svg:d="M7748 6904l-1097 1651">
          <text:p/>
        </draw:connector>
        <draw:rect draw:style-name="gr2" draw:text-style-name="P3" xml:id="id7" draw:id="id7" draw:layer="layout" svg:width="3.175cm" svg:height="0.762cm" svg:x="11.657cm" svg:y="8.555cm">
          <text:p text:style-name="P1"><text:span text:style-name="T3">Dataset / KBase</text:span></text:p>
        </draw:rect>
        <draw:connector draw:style-name="gr3" draw:text-style-name="P1" draw:layer="layout" draw:type="line" svg:x1="13.986cm" svg:y1="6.904cm" svg:x2="13.244cm" svg:y2="8.555cm" draw:start-shape="id4" draw:start-glue-point="2" draw:end-shape="id7" draw:end-glue-point="0" svg:d="M13986 6904l-742 1651">
          <text:p/>
        </draw:connector>
        <draw:connector draw:style-name="gr3" draw:text-style-name="P1" draw:layer="layout" draw:type="line" svg:x1="8.239cm" svg:y1="8.936cm" svg:x2="11.657cm" svg:y2="8.936cm" draw:start-shape="id6" draw:start-glue-point="1" draw:end-shape="id7" draw:end-glue-point="3" svg:d="M8239 8936h3418">
          <text:p/>
        </draw:connector>
        <draw:connector draw:style-name="gr3" draw:text-style-name="P1" draw:layer="layout" draw:type="line" svg:x1="7.748cm" svg:y1="6.904cm" svg:x2="13.244cm" svg:y2="8.555cm" draw:start-shape="id5" draw:start-glue-point="2" draw:end-shape="id7" draw:end-glue-point="0" svg:d="M7748 6904l5496 1651">
          <text:p/>
        </draw:connector>
        <draw:connector draw:style-name="gr3" draw:text-style-name="P1" draw:layer="layout" draw:type="line" svg:x1="13.986cm" svg:y1="6.904cm" svg:x2="6.651cm" svg:y2="8.555cm" draw:start-shape="id4" draw:start-glue-point="2" draw:end-shape="id6" draw:end-glue-point="0" svg:d="M13986 6904l-7335 1651">
          <text:p/>
        </draw:connector>
        <draw:rect draw:style-name="gr2" draw:text-style-name="P6" xml:id="id9" draw:id="id9" draw:layer="layout" svg:width="3.175cm" svg:height="0.762cm" svg:x="5.064cm" svg:y="10.754cm">
          <text:p text:style-name="P1"><text:span text:style-name="T5">Math library</text:span></text:p>
        </draw:rect>
        <draw:ellipse draw:style-name="gr2" draw:text-style-name="P7" xml:id="id8" draw:id="id8" draw:layer="layout" svg:width="4.064cm" svg:height="1.37cm" svg:x="11.249cm" svg:y="10.76cm">
          <text:p text:style-name="P1"><text:span text:style-name="T6">Reader / Writer</text:span></text:p>
          <text:p text:style-name="P1"><text:span text:style-name="T6">Parser / Modeler</text:span></text:p>
        </draw:ellipse>
        <draw:connector draw:style-name="gr3" draw:text-style-name="P1" draw:layer="layout" draw:type="line" svg:x1="13.244cm" svg:y1="9.317cm" svg:x2="13.281cm" svg:y2="10.76cm" draw:start-shape="id7" draw:start-glue-point="2" draw:end-shape="id8" draw:end-glue-point="0" svg:d="M13244 9317l37 1443">
          <text:p/>
        </draw:connector>
        <draw:custom-shape draw:style-name="gr6" draw:text-style-name="P9" xml:id="id10" draw:id="id10" draw:layer="layout" svg:width="4.064cm" svg:height="2.667cm" svg:x="7.985cm" svg:y="12.557cm">
          <text:p text:style-name="P1"><text:span text:style-name="T7">Raw rating data</text:span></text:p>
          <text:list text:style-name="L1">
            <text:list-item>
              <text:p text:style-name="P8"><text:span text:style-name="T8">Text files, CSV files</text:span></text:p>
            </text:list-item>
            <text:list-item>
              <text:p text:style-name="P8"><text:span text:style-name="T8">Databases,…</text:span></text:p>
            </text:list-item>
          </text:list>
          <draw:enhanced-geometry svg:viewBox="0 0 88 21600" draw:glue-points="44 ?f6 44 0 0 10800 44 21600 88 10800" draw:text-areas="0 ?f6 88 ?f3" draw:type="can" draw:modifiers="5254.272863568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2.991cm" svg:height="0.611cm" svg:x="8.272cm" svg:y="5.06cm">
          <draw:text-box>
            <text:p><text:span text:style-name="T4">evaluate algorithms</text:span></text:p>
          </draw:text-box>
        </draw:frame>
        <draw:frame draw:style-name="gr8" draw:text-style-name="P5" draw:layer="layout" svg:width="3.63cm" svg:height="0.971cm" svg:x="12.265cm" svg:y="2.623cm">
          <draw:text-box>
            <text:p><text:span text:style-name="T4">information query /</text:span></text:p>
            <text:p><text:span text:style-name="T4">recommendation request</text:span></text:p>
          </draw:text-box>
        </draw:frame>
        <draw:frame draw:style-name="gr9" draw:text-style-name="P5" draw:layer="layout" svg:width="1.455cm" svg:height="0.611cm" svg:x="13.873cm" svg:y="5.061cm">
          <draw:text-box>
            <text:p><text:span text:style-name="T4">interact</text:span></text:p>
          </draw:text-box>
        </draw:frame>
        <draw:frame draw:style-name="gr10" draw:text-style-name="P5" draw:layer="layout" svg:width="0.925cm" svg:height="0.611cm" svg:x="6.774cm" svg:y="7.162cm">
          <draw:text-box>
            <text:p><text:span text:style-name="T4">use</text:span></text:p>
          </draw:text-box>
        </draw:frame>
        <draw:frame draw:style-name="gr10" draw:text-style-name="P5" draw:layer="layout" svg:width="0.925cm" svg:height="0.611cm" svg:x="8.275cm" svg:y="7.063cm">
          <draw:text-box>
            <text:p><text:span text:style-name="T4">use</text:span></text:p>
          </draw:text-box>
        </draw:frame>
        <draw:frame draw:style-name="gr10" draw:text-style-name="P5" draw:layer="layout" svg:width="0.925cm" svg:height="0.611cm" svg:x="11.776cm" svg:y="7.164cm">
          <draw:text-box>
            <text:p><text:span text:style-name="T4">use</text:span></text:p>
          </draw:text-box>
        </draw:frame>
        <draw:frame draw:style-name="gr10" draw:text-style-name="P5" draw:layer="layout" svg:width="0.925cm" svg:height="0.611cm" svg:x="13.577cm" svg:y="7.265cm">
          <draw:text-box>
            <text:p><text:span text:style-name="T4">use</text:span></text:p>
          </draw:text-box>
        </draw:frame>
        <draw:connector draw:style-name="gr3" draw:text-style-name="P1" draw:layer="layout" draw:line-skew="-0.261cm" svg:x1="5.064cm" svg:y1="4.61cm" svg:x2="5.064cm" svg:y2="8.936cm" draw:start-shape="id2" draw:start-glue-point="3" draw:end-shape="id6" draw:end-glue-point="3" svg:d="M5064 4610h-762v4326h762">
          <text:p/>
        </draw:connector>
        <draw:connector draw:style-name="gr5" draw:text-style-name="P1" draw:layer="layout" draw:type="line" svg:x1="10.66cm" svg:y1="2.497cm" svg:x2="7.748cm" svg:y2="6.142cm" draw:start-shape="id1" draw:start-glue-point="2" draw:end-shape="id5" draw:end-glue-point="0" svg:d="M10660 2497l-2912 3645">
          <text:p/>
        </draw:connector>
        <draw:frame draw:style-name="gr11" draw:text-style-name="P5" draw:layer="layout" svg:width="3.076cm" svg:height="0.611cm" svg:x="8.276cm" svg:y="8.364cm">
          <draw:text-box>
            <text:p><text:span text:style-name="T4">mining / use / create</text:span></text:p>
          </draw:text-box>
        </draw:frame>
        <draw:connector draw:style-name="gr3" draw:text-style-name="P1" draw:layer="layout" draw:type="line" svg:x1="6.651cm" svg:y1="9.317cm" svg:x2="6.651cm" svg:y2="10.754cm" draw:start-shape="id6" draw:start-glue-point="2" draw:end-shape="id9" draw:end-glue-point="0" svg:d="M6651 9317v1437">
          <text:p/>
        </draw:connector>
        <draw:frame draw:style-name="gr10" draw:text-style-name="P5" draw:layer="layout" svg:width="0.925cm" svg:height="0.611cm" svg:x="6.477cm" svg:y="9.565cm">
          <draw:text-box>
            <text:p><text:span text:style-name="T4">use</text:span></text:p>
          </draw:text-box>
        </draw:frame>
        <draw:frame draw:style-name="gr12" draw:text-style-name="P5" draw:layer="layout" svg:width="1.48cm" svg:height="0.611cm" svg:x="4.175cm" svg:y="6.963cm">
          <draw:text-box>
            <text:p><text:span text:style-name="T4">manage</text:span></text:p>
          </draw:text-box>
        </draw:frame>
        <draw:connector draw:style-name="gr3" draw:text-style-name="P1" draw:layer="layout" svg:x1="16.145cm" svg:y1="6.523cm" svg:x2="15.313cm" svg:y2="11.445cm" draw:start-shape="id4" draw:start-glue-point="1" draw:end-shape="id8" draw:end-glue-point="1" svg:d="M16145 6523h501v4922h-1333">
          <text:p/>
        </draw:connector>
        <draw:frame draw:style-name="gr13" draw:text-style-name="P5" draw:layer="layout" svg:width="2.496cm" svg:height="0.971cm" svg:x="10.876cm" svg:y="9.465cm">
          <draw:text-box>
            <text:p><text:span text:style-name="T4">modeling / read</text:span></text:p>
            <text:p><text:span text:style-name="T4">modify / parse</text:span></text:p>
          </draw:text-box>
        </draw:frame>
        <draw:frame draw:style-name="gr14" draw:text-style-name="P11" draw:layer="layout" svg:width="1.899cm" svg:height="0.971cm" svg:x="14.876cm" svg:y="9.666cm">
          <draw:text-box>
            <text:p text:style-name="P10"><text:span text:style-name="T4">transaction</text:span></text:p>
            <text:p text:style-name="P10"><text:span text:style-name="T4">request</text:span></text:p>
          </draw:text-box>
        </draw:frame>
        <draw:connector draw:style-name="gr3" draw:text-style-name="P1" draw:layer="layout" svg:x1="13.281cm" svg:y1="12.13cm" svg:x2="12.049cm" svg:y2="13.89cm" draw:start-shape="id8" draw:start-glue-point="2" draw:end-shape="id10" svg:d="M13281 12130v1760h-1232">
          <text:p/>
        </draw:connector>
        <draw:frame draw:style-name="gr15" draw:text-style-name="P5" draw:layer="layout" svg:width="1.946cm" svg:height="0.611cm" svg:x="13.178cm" svg:y="12.666cm">
          <draw:text-box>
            <text:p><text:span text:style-name="T4">read / wr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8T19:15:14.90</meta:creation-date>
    <dc:date>2015-09-15T23:07:09.96</dc:date>
    <dc:creator>Loc Nguyen</dc:creator>
    <meta:editing-duration>PT1H6M3S</meta:editing-duration>
    <meta:editing-cycles>27</meta:editing-cycles>
    <meta:generator>OpenOffice/4.1.1$Win32 OpenOffice.org_project/411m6$Build-9775</meta:generator>
    <meta:document-statistic meta:object-count="38"/>
  </office:meta>
</office:document-meta>
</file>